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officeooo:rsid="000009a9" officeooo:paragraph-rsid="000009a9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officeooo:rsid="000009a9" officeooo:paragraph-rsid="000009a9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rsid="000009a9" officeooo:paragraph-rsid="000025d7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rsid="000009a9" officeooo:paragraph-rsid="00037236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rsid="000025d7" officeooo:paragraph-rsid="000025d7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officeooo:rsid="00037236" officeooo:paragraph-rsid="00037236"/>
    </style:style>
    <style:style style:name="P7" style:family="paragraph" style:parent-style-name="Standard">
      <style:paragraph-properties fo:text-align="start" style:justify-single-word="false"/>
      <style:text-properties officeooo:paragraph-rsid="000025d7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037236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0025d7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037236" officeooo:paragraph-rsid="00037236"/>
    </style:style>
    <style:style style:name="P11" style:family="paragraph" style:parent-style-name="Header">
      <style:paragraph-properties fo:text-align="center" style:justify-single-word="false"/>
      <style:text-properties officeooo:rsid="000009a9" officeooo:paragraph-rsid="000009a9"/>
    </style:style>
    <style:style style:name="T1" style:family="text">
      <style:text-properties officeooo:rsid="0001e3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009a9"/>
    </style:style>
    <style:style style:name="T4" style:family="text">
      <style:text-properties style:text-line-through-style="none" style:text-line-through-type="none" officeooo:rsid="00037236"/>
    </style:style>
    <style:style style:name="T5" style:family="text">
      <style:text-properties style:text-line-through-style="none" style:text-line-through-type="none" officeooo:rsid="000025d7"/>
    </style:style>
    <style:style style:name="T6" style:family="text">
      <style:text-properties style:text-line-through-style="none" style:text-line-through-type="none" officeooo:rsid="00052146"/>
    </style:style>
    <style:style style:name="T7" style:family="text">
      <style:text-properties style:text-line-through-style="none" style:text-line-through-type="none" officeooo:rsid="000713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tab/>O projeto sugere a criação de um sistema para controlar o funcionameto de diversas <text:span text:style-name="T1">apresentações </text:span><text:s/>participantes do festival. O banco de dados deve conter, informações sobre as bandas que participaram de uma determinada edição do festival <text:span text:style-name="T1">que </text:span>ocorre<text:span text:style-name="T1">u</text:span> no Brasil).</text:p>
      <text:p text:style-name="P2"><text:span text:style-name="T1">O </text:span>festival é composto por <text:span text:style-name="T1">vários</text:span> palcos, <text:span text:style-name="T1">assim,</text:span> serão armazenadas informações sobre os mesmos. Deve-se controlar o horário e a duração de inicio de fim da apresentação de cada banda, e se a mesma foi ou não ao show.</text:p>
      <text:p text:style-name="P7"><text:span text:style-name="T3">Devido a grandeza do festival, há vários funcionários trabalhando </text:span><text:span text:style-name="T4">nos palcos</text:span><text:span text:style-name="T3">, o que nos leva a necessidade de controlar </text:span><text:span text:style-name="T5">qual funcionário trabalhou em um determinado setor do festival em uma determinada data, pois o festival acontece em </text:span><text:span text:style-name="T4">vários </text:span><text:span text:style-name="T5">dias.</text:span></text:p>
      <text:p text:style-name="P3"/>
      <text:list xml:id="list1175753392" text:style-name="L2">
        <text:list-item>
          <text:p text:style-name="P8"><text:span text:style-name="T5">Cada funcionário terá um nome, um código e um código de função que indica a função desempenhada pelo mesmo.</text:span></text:p>
        </text:list-item>
      </text:list>
      <text:p text:style-name="P4"/>
      <text:list xml:id="list153738773454540" text:continue-numbering="true" text:style-name="L2">
        <text:list-item>
          <text:p text:style-name="P9"><text:span text:style-name="T5">Para cada palco deve-se armazenar informações sobre: Banda que tocou no mesmo em um determinado horário, qual era o gerente responsável pelo palco, quais funcionários estavam trabalhando na assistencia do palco em determinado dia e hora.</text:span></text:p>
        </text:list-item>
      </text:list>
      <text:p text:style-name="P3"/>
      <text:list xml:id="list153738182282885" text:continue-numbering="true" text:style-name="L2">
        <text:list-item>
          <text:p text:style-name="P8"><text:span text:style-name="T4">Cada edição do festival terá as bandas que tocaram, o número de dias do festival, o ano, </text:span><text:span text:style-name="T7">o número de pessoas, arrecadação total</text:span></text:p>
        </text:list-item>
      </text:list>
      <text:p text:style-name="P6"/>
      <text:p text:style-name="P3"/>
      <text:list xml:id="list153739753951226" text:continue-numbering="true" text:style-name="L2">
        <text:list-item>
          <text:p text:style-name="P9"><text:span text:style-name="T4">D</text:span><text:span text:style-name="T5">eve-se controlar as apresentações das bandas em determinados palcos, bem como o horário e o fim da apresentação.</text:span></text:p>
          <text:p text:style-name="P9"><text:span text:style-name="T5"/></text:p>
        </text:list-item>
        <text:list-item>
          <text:p text:style-name="P10"><text:span text:style-name="T2">As apresentações </text:span><text:span text:style-name="T6">conterão os equipamentos utilizandos no momento da apresentação, dia </text:span><text:span text:style-name="T7">do show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5">Colocaremos também, uma opção de histórico, para mostrar as diversa bandas que tocaram no festival ao longo das 7 edições do festival no brasil. No histórico, não colocaremos todas a informações que serão colocadas na ultima edição do evento.</text:p>
      <text:p text:style-name="P3"><text:s/></text:p>
      <text:p text:style-name="P5">Para cada edição do festival, colocaremos o valor de arrecadamento com a venda dos ingressos do mesmo, bem como a data que os mesmos ocorrera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009a9" officeooo:paragraph-rsid="00000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O ROCK IN R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5:20.330435276</meta:creation-date>
    <dc:date>2017-11-10T15:37:37.976683521</dc:date>
    <meta:editing-duration>PT10M14S</meta:editing-duration>
    <meta:editing-cycles>1</meta:editing-cycles>
    <meta:document-statistic meta:table-count="0" meta:image-count="0" meta:object-count="0" meta:page-count="1" meta:paragraph-count="12" meta:word-count="300" meta:character-count="1817" meta:non-whitespace-character-count="1530"/>
    <meta:generator>LibreOffice/5.3.1.2$Linux_X86_64 LibreOffice_project/30m0$Build-2</meta:generator>
  </office:meta>
</office:document-meta>
</file>